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F5A41A960CD804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05cm, 1.835cm, 0.992cm, 24.39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207cm" svg:height="6.476cm" svg:x="9.128cm" svg:y="9.255cm">
          <draw:image xlink:href="Pictures/100002010000055600000300F5A41A960CD804E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6:36:10.332233978</meta:creation-date>
    <dc:date>2022-03-13T16:37:41.374379284</dc:date>
    <meta:editing-duration>PT1M31S</meta:editing-duration>
    <meta:editing-cycles>1</meta:editing-cycles>
    <meta:document-statistic meta:object-count="1"/>
    <meta:generator>LibreOffice/6.4.7.2$Linux_X86_64 LibreOffice_project/40$Build-2</meta:generator>
  </office:meta>
</office:document-meta>
</file>